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7cm" svg:height="13.5cm" svg:x="1.5cm" svg:y="4cm">
          <text:p text:style-name="P1">Webrick</text:p>
          <text:p text:style-name="P1">Mongrel</text:p>
          <text:p text:style-name="P1">Thin</text:p>
          <text:p text:style-name="P1">CGI</text:p>
          <text:p text:style-name="P1">FCGI</text:p>
          <text:p text:style-name="P1">SCGI</text:p>
          <text:p text:style-name="P1">Litespeed</text:p>
          <text:p text:style-name="P1">Passenger (Apache, Nginx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phan Keller</meta:initial-creator>
    <meta:creation-date>2011-10-05T09:45:44</meta:creation-date>
    <meta:editing-duration>PT00H24M27S</meta:editing-duration>
    <meta:editing-cycles>8</meta:editing-cycles>
    <dc:date>2011-10-18T13:26:04</dc:date>
    <dc:creator>Stephan Keller</dc:creator>
    <meta:generator>OpenOffice.org/3.2$Linux OpenOffice.org_project/320m12$Build-9483</meta:generator>
    <meta:document-statistic meta:object-count="24"/>
  </office:meta>
</office:document-meta>
</file>